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42AEC8E.png"/>
  <manifest:file-entry manifest:media-type="image/png" manifest:full-path="Pictures/10000000000005560000030034B63D9F.png"/>
  <manifest:file-entry manifest:media-type="image/png" manifest:full-path="Pictures/100000000000055600000300025716D1.png"/>
  <manifest:file-entry manifest:media-type="image/png" manifest:full-path="Pictures/100000000000055600000300467414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7626in" draw:z-index="0"><draw:image xlink:href="Pictures/100000000000055600000300025716D1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6.6925in" svg:height="3.7626in" draw:z-index="1"><draw:image xlink:href="Pictures/100000000000055600000300467414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6.6925in" svg:height="3.7626in" draw:z-index="2"><draw:image xlink:href="Pictures/10000000000005560000030034B63D9F.png" xlink:type="simple" xlink:show="embed" xlink:actuate="onLoad"/></draw:frame><text:soft-page-break/></text:p>
      <text:p text:style-name="Standard"/>
      <text:p text:style-name="Standard"><draw:frame draw:style-name="fr2" draw:name="graphics4" text:anchor-type="paragraph" svg:width="6.6925in" svg:height="3.7626in" draw:z-index="3"><draw:image xlink:href="Pictures/100000000000055600000300142AEC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0S</meta:editing-duration>
    <meta:editing-cycles>7</meta:editing-cycles>
    <meta:generator>OpenOffice/4.0.1$Win32 OpenOffice.org_project/401m5$Build-9714</meta:generator>
    <dc:date>2023-11-26T11:00:42.90</dc:date>
    <dc:creator>Anurag Suman</dc:creator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